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5.45cm" fo:min-width="2.408cm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80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545cm"/>
      <style:paragraph-properties style:writing-mode="lr-tb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.728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2.393cm" fo:min-width="2.199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3.455cm" fo:min-width="2.193cm"/>
    </style:style>
    <style:style style:name="gr1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5.178cm" fo:min-width="6.851cm"/>
    </style:style>
    <style:style style:name="gr13" style:family="graphic" style:parent-style-name="standard">
      <style:graphic-properties svg:stroke-color="#000000" draw:fill-color="#bf819e" draw:textarea-horizontal-align="justify" draw:textarea-vertical-align="middle" draw:auto-grow-height="false" fo:min-height="0.905cm" fo:min-width="0.65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905cm" fo:min-width="0.655cm"/>
      <style:paragraph-properties style:writing-mode="lr-tb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2.676cm" fo:min-width="8.058cm"/>
    </style:style>
    <style:style style:name="gr16" style:family="graphic" style:parent-style-name="standard">
      <style:graphic-properties draw:textarea-horizontal-align="justify" draw:textarea-vertical-align="middle" draw:auto-grow-height="false" fo:min-height="1.009cm" fo:min-width="2.386cm"/>
      <style:paragraph-properties style:writing-mode="lr-tb"/>
    </style:style>
    <style:style style:name="gr17" style:family="graphic" style:parent-style-name="standard">
      <style:graphic-properties svg:stroke-color="#000000" draw:fill-color="#bf819e" draw:textarea-horizontal-align="justify" draw:textarea-vertical-align="middle" draw:auto-grow-height="false" fo:min-height="1.009cm" fo:min-width="2.386cm"/>
      <style:paragraph-properties style:writing-mode="lr-tb"/>
    </style:style>
    <style:style style:name="gr18" style:family="graphic" style:parent-style-name="objectwithoutfill">
      <style:graphic-properties draw:stroke="dash" draw:stroke-dash="Long_20_Dash" svg:stroke-width="0cm" svg:stroke-color="#000000" draw:marker-end="Extrémités_20_de_20_flèche_20_1" draw:marker-end-width="0.3cm" svg:stroke-linecap="butt" draw:fill="none" draw:textarea-vertical-align="middle"/>
    </style:style>
    <style:style style:name="gr19" style:family="graphic" style:parent-style-name="objectwithoutfill">
      <style:graphic-properties draw:stroke="dash" draw:stroke-dash="Long_20_Dash_20_Dot_20__28_Rounded_29_" svg:stroke-color="#000000" svg:stroke-linecap="round" draw:fill="none" draw:textarea-vertical-align="middle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2.635cm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.88cm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2.019cm"/>
    </style:style>
    <style:style style:name="gr23" style:family="graphic" style:parent-style-name="standard">
      <style:graphic-properties svg:stroke-color="#000000" draw:fill-color="#ffffa6" draw:textarea-horizontal-align="justify" draw:textarea-vertical-align="middle" draw:auto-grow-height="false" fo:min-height="0.288cm" fo:min-width="0.162cm"/>
      <style:paragraph-properties style:writing-mode="lr-tb"/>
    </style:style>
    <style:style style:name="gr2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.786cm"/>
    </style:style>
    <style:style style:name="gr25" style:family="graphic" style:parent-style-name="standard">
      <style:graphic-properties svg:stroke-color="#000000" draw:fill="none" draw:fill-color="#bf819e" draw:textarea-horizontal-align="justify" draw:textarea-vertical-align="middle" draw:auto-grow-height="false" fo:min-height="0.905cm" fo:min-width="0.655cm"/>
      <style:paragraph-properties style:writing-mode="lr-tb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0.905cm" fo:min-width="0.655cm"/>
      <style:paragraph-properties style:writing-mode="lr-tb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1.009cm" fo:min-width="2.386cm"/>
      <style:paragraph-properties style:writing-mode="lr-tb"/>
    </style:style>
    <style:style style:name="gr28" style:family="graphic" style:parent-style-name="standard">
      <style:graphic-properties svg:stroke-color="#000000" draw:fill="none" draw:fill-color="#bf819e" draw:textarea-horizontal-align="justify" draw:textarea-vertical-align="middle" draw:auto-grow-height="false" fo:min-height="1.009cm" fo:min-width="2.386cm"/>
      <style:paragraph-properties style:writing-mode="lr-tb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2.843cm"/>
    </style:style>
    <style:style style:name="gr30" style:family="graphic" style:parent-style-name="standard">
      <style:graphic-properties svg:stroke-color="#000000" draw:fill="none" draw:fill-color="#ffffa6" draw:textarea-horizontal-align="justify" draw:textarea-vertical-align="middle" draw:auto-grow-height="false" fo:min-height="0.288cm" fo:min-width="0.16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5pt" style:font-size-asian="12pt" style:font-size-complex="12pt"/>
    </style:style>
    <style:style style:name="P3" style:family="paragraph">
      <loext:graphic-properties draw:fill="none" draw:fill-color="#ffffff"/>
      <style:paragraph-properties fo:text-align="center"/>
      <style:text-properties fo:font-size="15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center"/>
      <style:text-properties fo:font-size="12pt" fo:font-style="italic"/>
    </style:style>
    <style:style style:name="P7" style:family="paragraph">
      <loext:graphic-properties draw:fill="none" draw:fill-color="#ffffff"/>
      <style:paragraph-properties fo:text-align="center"/>
      <style:text-properties fo:font-size="12pt" fo:font-style="italic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paragraph-properties fo:text-align="center"/>
      <style:text-properties fo:font-size="7pt" style:font-size-asian="7pt" style:font-size-complex="7pt"/>
    </style:style>
    <style:style style:name="P10" style:family="paragraph">
      <loext:graphic-properties draw:fill-color="#bf819e"/>
      <style:paragraph-properties fo:text-align="center"/>
      <style:text-properties fo:font-size="7pt" style:font-size-asian="7pt" style:font-size-complex="7pt"/>
    </style:style>
    <style:style style:name="P11" style:family="paragraph">
      <style:paragraph-properties fo:text-align="center"/>
      <style:text-properties fo:font-size="10pt"/>
    </style:style>
    <style:style style:name="P12" style:family="paragraph">
      <loext:graphic-properties draw:fill-color="#bf819e"/>
      <style:paragraph-properties fo:text-align="center"/>
      <style:text-properties fo:font-size="10pt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-color="#ffffa6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center"/>
      <style:text-properties fo:font-size="9pt" fo:font-style="italic"/>
    </style:style>
    <style:style style:name="P16" style:family="paragraph">
      <loext:graphic-properties draw:fill="none" draw:fill-color="#ffffff"/>
      <style:paragraph-properties fo:text-align="center"/>
      <style:text-properties fo:font-size="9pt" fo:font-style="italic"/>
    </style:style>
    <style:style style:name="P17" style:family="paragraph">
      <loext:graphic-properties draw:fill="none" draw:fill-color="#bf819e"/>
      <style:paragraph-properties fo:text-align="center"/>
      <style:text-properties fo:font-size="7pt" style:font-size-asian="7pt" style:font-size-complex="7pt"/>
    </style:style>
    <style:style style:name="P18" style:family="paragraph">
      <loext:graphic-properties draw:fill="none"/>
      <style:paragraph-properties fo:text-align="center"/>
      <style:text-properties fo:font-size="7pt" style:font-size-asian="7pt" style:font-size-complex="7pt"/>
    </style:style>
    <style:style style:name="P19" style:family="paragraph">
      <loext:graphic-properties draw:fill="none"/>
      <style:paragraph-properties fo:text-align="center"/>
      <style:text-properties fo:font-size="10pt"/>
    </style:style>
    <style:style style:name="P20" style:family="paragraph">
      <loext:graphic-properties draw:fill="none" draw:fill-color="#bf819e"/>
      <style:paragraph-properties fo:text-align="center"/>
      <style:text-properties fo:font-size="10pt"/>
    </style:style>
    <style:style style:name="P21" style:family="paragraph">
      <loext:graphic-properties draw:fill="none" draw:fill-color="#ffffa6"/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222cm" svg:height="6.014cm" svg:x="6.072cm" svg:y="4.7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6.073cm" svg:y1="5.894cm" svg:x2="9.293cm" svg:y2="5.894cm">
          <text:p/>
        </draw:line>
        <draw:line draw:style-name="gr2" draw:text-style-name="P1" draw:layer="layout" svg:x1="6.073cm" svg:y1="9.305cm" svg:x2="9.293cm" svg:y2="9.305cm">
          <text:p/>
        </draw:line>
        <draw:frame draw:style-name="gr3" draw:text-style-name="P3" draw:layer="layout" svg:width="1.773cm" svg:height="2.015cm" svg:x="1.5cm" svg:y="7.819cm">
          <draw:text-box>
            <text:p text:style-name="P2"><text:span text:style-name="T1">Dev/</text:span></text:p>
            <text:p text:style-name="P2"><text:span text:style-name="T1">OPS/</text:span></text:p>
            <text:p text:style-name="P2"><text:span text:style-name="T1">…</text:span></text:p>
          </draw:text-box>
        </draw:frame>
        <draw:frame draw:style-name="gr4" draw:text-style-name="P5" draw:layer="layout" svg:width="1.406cm" svg:height="0.962cm" svg:x="6.927cm" svg:y="4.764cm">
          <draw:text-box>
            <text:p text:style-name="P4">Git</text:p>
          </draw:text-box>
        </draw:frame>
        <draw:frame draw:style-name="gr5" draw:text-style-name="P7" draw:layer="layout" svg:width="3.219cm" svg:height="1.051cm" svg:x="6.158cm" svg:y="7.006cm">
          <draw:text-box>
            <text:p text:style-name="P6">Source</text:p>
          </draw:text-box>
        </draw:frame>
        <draw:frame draw:style-name="gr6" draw:text-style-name="P7" draw:layer="layout" svg:width="3.463cm" svg:height="0.795cm" svg:x="6.014cm" svg:y="9.636cm">
          <draw:text-box>
            <text:p text:style-name="P6">Configuration</text:p>
          </draw:text-box>
        </draw:frame>
        <draw:custom-shape draw:style-name="gr7" draw:text-style-name="P8" draw:layer="layout" svg:width="2.546cm" svg:height="0.437cm" svg:x="3.341cm" svg:y="8.625cm">
          <text:p/>
          <draw:enhanced-geometry svg:viewBox="0 0 21600 21600" draw:text-areas="0 ?f0 ?f5 ?f2" draw:type="right-arrow" draw:modifiers="17359.7173144876 5178.082191780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2.983cm" svg:height="2.927cm" svg:x="12.368cm" svg:y="4.9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2.376cm" svg:y1="5.896cm" svg:x2="15.347cm" svg:y2="5.896cm">
          <text:p/>
        </draw:line>
        <draw:frame draw:style-name="gr4" draw:text-style-name="P5" draw:layer="layout" svg:width="1.406cm" svg:height="0.962cm" svg:x="13.227cm" svg:y="4.964cm">
          <draw:text-box>
            <text:p text:style-name="P4">CI</text:p>
          </draw:text-box>
        </draw:frame>
        <draw:frame draw:style-name="gr5" draw:text-style-name="P7" draw:layer="layout" svg:width="3.219cm" svg:height="1.199cm" svg:x="12.259cm" svg:y="6.207cm">
          <draw:text-box>
            <text:p text:style-name="P6">Github<text:line-break/>actions</text:p>
          </draw:text-box>
        </draw:frame>
        <draw:custom-shape draw:style-name="gr9" draw:text-style-name="P1" draw:layer="layout" svg:width="2.983cm" svg:height="3.995cm" svg:x="12.369cm" svg:y="8.65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2.377cm" svg:y1="9.596cm" svg:x2="15.348cm" svg:y2="9.596cm">
          <text:p/>
        </draw:line>
        <draw:frame draw:style-name="gr10" draw:text-style-name="P5" draw:layer="layout" svg:width="1.727cm" svg:height="0.962cm" svg:x="13.007cm" svg:y="8.664cm">
          <draw:text-box>
            <text:p text:style-name="P4">CD</text:p>
          </draw:text-box>
        </draw:frame>
        <draw:frame draw:style-name="gr11" draw:text-style-name="P7" draw:layer="layout" svg:width="3.219cm" svg:height="1.199cm" svg:x="12.26cm" svg:y="10.407cm">
          <draw:text-box>
            <text:p text:style-name="P6">Argo CD</text:p>
          </draw:text-box>
        </draw:frame>
        <draw:custom-shape draw:style-name="gr12" draw:text-style-name="P1" draw:layer="layout" svg:width="7.937cm" svg:height="6.014cm" svg:x="19.168cm" svg:y="9.4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9.17cm" svg:y1="13.883cm" svg:x2="27.108cm" svg:y2="13.883cm">
          <text:p/>
        </draw:line>
        <draw:custom-shape draw:style-name="gr13" draw:text-style-name="P10" draw:layer="layout" svg:width="1.837cm" svg:height="1.837cm" svg:x="24.886cm" svg:y="11.526cm">
          <text:p text:style-name="P9"><text:span text:style-name="T2">prod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0" draw:layer="layout" svg:width="1.837cm" svg:height="1.837cm" svg:x="22.886cm" svg:y="10.726cm">
          <text:p text:style-name="P9"><text:span text:style-name="T2">val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9" draw:layer="layout" svg:width="1.837cm" svg:height="1.837cm" svg:x="19.786cm" svg:y="9.826cm">
          <text:p text:style-name="P9"><text:span text:style-name="T2">int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0" draw:text-style-name="P5" draw:layer="layout" svg:width="7.479cm" svg:height="0.962cm" svg:x="19.408cm" svg:y="14.164cm">
          <draw:text-box>
            <text:p text:style-name="P4">Kubernetes clusters</text:p>
          </draw:text-box>
        </draw:frame>
        <draw:custom-shape draw:style-name="gr15" draw:text-style-name="P1" draw:layer="layout" svg:width="8.874cm" svg:height="3.242cm" svg:x="18.193cm" svg:y="4.4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8.193cm" svg:y1="5.362cm" svg:x2="27.071cm" svg:y2="5.362cm">
          <text:p/>
        </draw:line>
        <draw:frame draw:style-name="gr10" draw:text-style-name="P5" draw:layer="layout" svg:width="7.479cm" svg:height="0.962cm" svg:x="18.809cm" svg:y="4.364cm">
          <draw:text-box>
            <text:p text:style-name="P4">Registry</text:p>
          </draw:text-box>
        </draw:frame>
        <draw:custom-shape draw:style-name="gr16" draw:text-style-name="P11" draw:layer="layout" svg:width="2.886cm" svg:height="1.259cm" svg:x="18.813cm" svg:y="5.778cm">
          <text:p text:style-name="P11">Not prod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2.886cm" svg:height="1.259cm" svg:x="23.413cm" svg:y="5.778cm">
          <text:p text:style-name="P11">Prod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20.696cm" svg:y1="9.813cm" svg:x2="20.696cm" svg:y2="7.093cm">
          <text:p/>
        </draw:line>
        <draw:line draw:style-name="gr18" draw:text-style-name="P1" draw:layer="layout" svg:x1="23.796cm" svg:y1="10.706cm" svg:x2="23.796cm" svg:y2="7.094cm">
          <text:p/>
        </draw:line>
        <draw:line draw:style-name="gr18" draw:text-style-name="P1" draw:layer="layout" svg:x1="25.796cm" svg:y1="11.502cm" svg:x2="25.796cm" svg:y2="7.095cm">
          <text:p/>
        </draw:line>
        <draw:line draw:style-name="gr19" draw:text-style-name="P1" draw:layer="layout" svg:x1="22.199cm" svg:y1="5.37cm" svg:x2="22.199cm" svg:y2="13.889cm">
          <text:p/>
        </draw:line>
        <draw:custom-shape draw:style-name="gr20" draw:text-style-name="P8" draw:layer="layout" svg:width="3.582cm" svg:height="0.437cm" svg:x="15.502cm" svg:y="11.225cm">
          <text:p/>
          <draw:enhanced-geometry svg:viewBox="0 0 21600 21600" draw:text-areas="0 ?f0 ?f5 ?f2" draw:type="right-arrow" draw:modifiers="18694.2785375384 5424.6575342465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8" draw:layer="layout" svg:width="2.72cm" svg:height="0.437cm" svg:x="15.402cm" svg:y="6.225cm">
          <text:p/>
          <draw:enhanced-geometry svg:viewBox="0 0 21600 21600" draw:text-areas="0 ?f0 ?f5 ?f2" draw:type="right-arrow" draw:modifiers="18519.9558985667 5178.082191780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8" draw:layer="layout" svg:width="2.72cm" svg:height="0.437cm" svg:x="9.503cm" svg:y="6.825cm">
          <text:p/>
          <draw:enhanced-geometry svg:viewBox="0 0 21600 21600" draw:text-areas="0 ?f0 ?f5 ?f2" draw:mirror-horizontal="false" draw:type="right-arrow" draw:modifiers="18519.9558985667 5178.082191780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8" draw:layer="layout" svg:width="2.72cm" svg:height="0.437cm" svg:x="9.503cm" svg:y="9.825cm">
          <text:p/>
          <draw:enhanced-geometry svg:viewBox="0 0 21600 21600" draw:text-areas="0 ?f0 ?f5 ?f2" draw:mirror-horizontal="true" draw:type="right-arrow" draw:modifiers="18519.9558985667 5178.082191780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4" draw:layer="layout" svg:width="0.936cm" svg:height="0.76cm" svg:x="4.052cm" svg:y="7.742cm">
          <text:p text:style-name="P13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936cm" svg:height="0.76cm" svg:x="10.353cm" svg:y="5.943cm">
          <text:p text:style-name="P13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936cm" svg:height="0.76cm" svg:x="16.254cm" svg:y="5.444cm">
          <text:p text:style-name="P13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936cm" svg:height="0.76cm" svg:x="10.354cm" svg:y="9.044cm">
          <text:p text:style-name="P13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936cm" svg:height="0.76cm" svg:x="16.755cm" svg:y="10.445cm">
          <text:p text:style-name="P13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6" draw:layer="layout" svg:width="3.219cm" svg:height="1.051cm" svg:x="2.859cm" svg:y="9.107cm">
          <draw:text-box>
            <text:p text:style-name="P15">push</text:p>
          </draw:text-box>
        </draw:frame>
        <draw:frame draw:style-name="gr5" draw:text-style-name="P16" draw:layer="layout" svg:width="3.219cm" svg:height="1.051cm" svg:x="9.26cm" svg:y="7.208cm">
          <draw:text-box>
            <text:p text:style-name="P15">trigger</text:p>
          </draw:text-box>
        </draw:frame>
        <draw:frame draw:style-name="gr5" draw:text-style-name="P16" draw:layer="layout" svg:width="3.219cm" svg:height="1.051cm" svg:x="15.061cm" svg:y="6.609cm">
          <draw:text-box>
            <text:p text:style-name="P15">push</text:p>
          </draw:text-box>
        </draw:frame>
        <draw:frame draw:style-name="gr5" draw:text-style-name="P16" draw:layer="layout" svg:width="3.219cm" svg:height="1.051cm" svg:x="9.261cm" svg:y="10.309cm">
          <draw:text-box>
            <text:p text:style-name="P15">pull</text:p>
          </draw:text-box>
        </draw:frame>
        <draw:frame draw:style-name="gr5" draw:text-style-name="P16" draw:layer="layout" svg:width="3.219cm" svg:height="1.051cm" svg:x="15.562cm" svg:y="11.61cm">
          <draw:text-box>
            <text:p text:style-name="P15">synchronize</text:p>
          </draw:text-box>
        </draw:frame>
      </draw:page>
      <draw:page draw:name="page2" draw:style-name="dp1" draw:master-page-name="Standard">
        <draw:custom-shape draw:style-name="gr1" draw:text-style-name="P1" draw:layer="layout" svg:width="3.222cm" svg:height="6.014cm" svg:x="6.073cm" svg:y="4.7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6.074cm" svg:y1="5.896cm" svg:x2="9.294cm" svg:y2="5.896cm">
          <text:p/>
        </draw:line>
        <draw:line draw:style-name="gr2" draw:text-style-name="P1" draw:layer="layout" svg:x1="6.074cm" svg:y1="9.307cm" svg:x2="9.294cm" svg:y2="9.307cm">
          <text:p/>
        </draw:line>
        <draw:frame draw:style-name="gr3" draw:text-style-name="P3" draw:layer="layout" svg:width="1.773cm" svg:height="2.015cm" svg:x="1.501cm" svg:y="7.821cm">
          <draw:text-box>
            <text:p text:style-name="P2"><text:span text:style-name="T1">Dev/</text:span></text:p>
            <text:p text:style-name="P2"><text:span text:style-name="T1">OPS/</text:span></text:p>
            <text:p text:style-name="P2"><text:span text:style-name="T1">…</text:span></text:p>
          </draw:text-box>
        </draw:frame>
        <draw:frame draw:style-name="gr4" draw:text-style-name="P5" draw:layer="layout" svg:width="1.406cm" svg:height="0.962cm" svg:x="6.928cm" svg:y="4.766cm">
          <draw:text-box>
            <text:p text:style-name="P4">Git</text:p>
          </draw:text-box>
        </draw:frame>
        <draw:frame draw:style-name="gr5" draw:text-style-name="P7" draw:layer="layout" svg:width="3.219cm" svg:height="1.051cm" svg:x="6.159cm" svg:y="7.008cm">
          <draw:text-box>
            <text:p text:style-name="P6">Source</text:p>
          </draw:text-box>
        </draw:frame>
        <draw:frame draw:style-name="gr6" draw:text-style-name="P7" draw:layer="layout" svg:width="3.463cm" svg:height="0.795cm" svg:x="6.015cm" svg:y="9.638cm">
          <draw:text-box>
            <text:p text:style-name="P6">Configuration</text:p>
          </draw:text-box>
        </draw:frame>
        <draw:custom-shape draw:style-name="gr24" draw:text-style-name="P8" draw:layer="layout" svg:width="2.546cm" svg:height="0.437cm" svg:x="3.342cm" svg:y="8.627cm">
          <text:p/>
          <draw:enhanced-geometry svg:viewBox="0 0 21600 21600" draw:text-areas="0 ?f0 ?f5 ?f2" draw:type="right-arrow" draw:modifiers="17359.7173144876 5178.082191780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2.983cm" svg:height="2.927cm" svg:x="12.369cm" svg:y="4.9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2.377cm" svg:y1="5.898cm" svg:x2="15.348cm" svg:y2="5.898cm">
          <text:p/>
        </draw:line>
        <draw:frame draw:style-name="gr4" draw:text-style-name="P5" draw:layer="layout" svg:width="1.406cm" svg:height="0.962cm" svg:x="13.228cm" svg:y="4.966cm">
          <draw:text-box>
            <text:p text:style-name="P4">CI</text:p>
          </draw:text-box>
        </draw:frame>
        <draw:frame draw:style-name="gr5" draw:text-style-name="P7" draw:layer="layout" svg:width="3.219cm" svg:height="1.199cm" svg:x="12.26cm" svg:y="6.209cm">
          <draw:text-box>
            <text:p text:style-name="P6">Github<text:line-break/>actions</text:p>
          </draw:text-box>
        </draw:frame>
        <draw:custom-shape draw:style-name="gr9" draw:text-style-name="P1" draw:layer="layout" svg:width="2.983cm" svg:height="3.995cm" svg:x="12.37cm" svg:y="8.65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2.378cm" svg:y1="9.598cm" svg:x2="15.349cm" svg:y2="9.598cm">
          <text:p/>
        </draw:line>
        <draw:frame draw:style-name="gr10" draw:text-style-name="P5" draw:layer="layout" svg:width="1.727cm" svg:height="0.962cm" svg:x="13.008cm" svg:y="8.666cm">
          <draw:text-box>
            <text:p text:style-name="P4">CD</text:p>
          </draw:text-box>
        </draw:frame>
        <draw:frame draw:style-name="gr11" draw:text-style-name="P7" draw:layer="layout" svg:width="3.219cm" svg:height="1.199cm" svg:x="12.261cm" svg:y="10.409cm">
          <draw:text-box>
            <text:p text:style-name="P6">Argo CD</text:p>
          </draw:text-box>
        </draw:frame>
        <draw:custom-shape draw:style-name="gr12" draw:text-style-name="P1" draw:layer="layout" svg:width="7.937cm" svg:height="6.014cm" svg:x="19.169cm" svg:y="9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9.171cm" svg:y1="13.885cm" svg:x2="27.109cm" svg:y2="13.885cm">
          <text:p/>
        </draw:line>
        <draw:custom-shape draw:style-name="gr25" draw:text-style-name="P17" draw:layer="layout" svg:width="1.837cm" svg:height="1.837cm" svg:x="24.887cm" svg:y="11.528cm">
          <text:p text:style-name="P9"><text:span text:style-name="T2">prod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5" draw:text-style-name="P17" draw:layer="layout" svg:width="1.837cm" svg:height="1.837cm" svg:x="22.887cm" svg:y="10.728cm">
          <text:p text:style-name="P9"><text:span text:style-name="T2">val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6" draw:text-style-name="P18" draw:layer="layout" svg:width="1.837cm" svg:height="1.837cm" svg:x="19.787cm" svg:y="9.828cm">
          <text:p text:style-name="P9"><text:span text:style-name="T2">int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0" draw:text-style-name="P5" draw:layer="layout" svg:width="7.479cm" svg:height="0.962cm" svg:x="19.409cm" svg:y="14.166cm">
          <draw:text-box>
            <text:p text:style-name="P4">Kubernetes clusters</text:p>
          </draw:text-box>
        </draw:frame>
        <draw:custom-shape draw:style-name="gr15" draw:text-style-name="P1" draw:layer="layout" svg:width="8.874cm" svg:height="3.242cm" svg:x="18.194cm" svg:y="4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8.194cm" svg:y1="5.364cm" svg:x2="27.072cm" svg:y2="5.364cm">
          <text:p/>
        </draw:line>
        <draw:frame draw:style-name="gr10" draw:text-style-name="P5" draw:layer="layout" svg:width="7.479cm" svg:height="0.962cm" svg:x="18.81cm" svg:y="4.366cm">
          <draw:text-box>
            <text:p text:style-name="P4">Registry</text:p>
          </draw:text-box>
        </draw:frame>
        <draw:custom-shape draw:style-name="gr27" draw:text-style-name="P19" draw:layer="layout" svg:width="2.886cm" svg:height="1.259cm" svg:x="18.814cm" svg:y="5.78cm">
          <text:p text:style-name="P11">Not prod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2.886cm" svg:height="1.259cm" svg:x="23.414cm" svg:y="5.78cm">
          <text:p text:style-name="P11">Prod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20.697cm" svg:y1="9.815cm" svg:x2="20.697cm" svg:y2="7.095cm">
          <text:p/>
        </draw:line>
        <draw:line draw:style-name="gr18" draw:text-style-name="P1" draw:layer="layout" svg:x1="23.797cm" svg:y1="10.708cm" svg:x2="23.797cm" svg:y2="7.096cm">
          <text:p/>
        </draw:line>
        <draw:line draw:style-name="gr18" draw:text-style-name="P1" draw:layer="layout" svg:x1="25.797cm" svg:y1="11.504cm" svg:x2="25.797cm" svg:y2="7.097cm">
          <text:p/>
        </draw:line>
        <draw:line draw:style-name="gr19" draw:text-style-name="P1" draw:layer="layout" svg:x1="22.2cm" svg:y1="5.372cm" svg:x2="22.2cm" svg:y2="13.891cm">
          <text:p/>
        </draw:line>
        <draw:custom-shape draw:style-name="gr29" draw:text-style-name="P8" draw:layer="layout" svg:width="3.582cm" svg:height="0.437cm" svg:x="15.503cm" svg:y="11.227cm">
          <text:p/>
          <draw:enhanced-geometry svg:viewBox="0 0 21600 21600" draw:text-areas="0 ?f0 ?f5 ?f2" draw:type="right-arrow" draw:modifiers="18694.2785375384 5424.6575342465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8" draw:layer="layout" svg:width="2.72cm" svg:height="0.437cm" svg:x="15.403cm" svg:y="6.227cm">
          <text:p/>
          <draw:enhanced-geometry svg:viewBox="0 0 21600 21600" draw:text-areas="0 ?f0 ?f5 ?f2" draw:type="right-arrow" draw:modifiers="18519.9558985667 5178.082191780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8" draw:layer="layout" svg:width="2.72cm" svg:height="0.437cm" svg:x="9.504cm" svg:y="6.827cm">
          <text:p/>
          <draw:enhanced-geometry svg:viewBox="0 0 21600 21600" draw:text-areas="0 ?f0 ?f5 ?f2" draw:mirror-horizontal="false" draw:type="right-arrow" draw:modifiers="18519.9558985667 5178.082191780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8" draw:layer="layout" svg:width="2.72cm" svg:height="0.437cm" svg:x="9.504cm" svg:y="9.827cm">
          <text:p/>
          <draw:enhanced-geometry svg:viewBox="0 0 21600 21600" draw:text-areas="0 ?f0 ?f5 ?f2" draw:mirror-horizontal="true" draw:type="right-arrow" draw:modifiers="18519.9558985667 5178.082191780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21" draw:layer="layout" svg:width="0.936cm" svg:height="0.76cm" svg:x="4.053cm" svg:y="7.744cm">
          <text:p text:style-name="P13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1" draw:layer="layout" svg:width="0.936cm" svg:height="0.76cm" svg:x="10.354cm" svg:y="5.945cm">
          <text:p text:style-name="P13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1" draw:layer="layout" svg:width="0.936cm" svg:height="0.76cm" svg:x="16.255cm" svg:y="5.446cm">
          <text:p text:style-name="P13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1" draw:layer="layout" svg:width="0.936cm" svg:height="0.76cm" svg:x="10.355cm" svg:y="9.046cm">
          <text:p text:style-name="P13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1" draw:layer="layout" svg:width="0.936cm" svg:height="0.76cm" svg:x="16.756cm" svg:y="10.447cm">
          <text:p text:style-name="P13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6" draw:layer="layout" svg:width="3.219cm" svg:height="1.051cm" svg:x="2.86cm" svg:y="9.109cm">
          <draw:text-box>
            <text:p text:style-name="P15">push</text:p>
          </draw:text-box>
        </draw:frame>
        <draw:frame draw:style-name="gr5" draw:text-style-name="P16" draw:layer="layout" svg:width="3.219cm" svg:height="1.051cm" svg:x="9.261cm" svg:y="7.21cm">
          <draw:text-box>
            <text:p text:style-name="P15">trigger</text:p>
          </draw:text-box>
        </draw:frame>
        <draw:frame draw:style-name="gr5" draw:text-style-name="P16" draw:layer="layout" svg:width="3.219cm" svg:height="1.051cm" svg:x="15.062cm" svg:y="6.611cm">
          <draw:text-box>
            <text:p text:style-name="P15">push</text:p>
          </draw:text-box>
        </draw:frame>
        <draw:frame draw:style-name="gr5" draw:text-style-name="P16" draw:layer="layout" svg:width="3.219cm" svg:height="1.051cm" svg:x="9.262cm" svg:y="10.311cm">
          <draw:text-box>
            <text:p text:style-name="P15">pull</text:p>
          </draw:text-box>
        </draw:frame>
        <draw:frame draw:style-name="gr5" draw:text-style-name="P16" draw:layer="layout" svg:width="3.219cm" svg:height="1.051cm" svg:x="15.563cm" svg:y="11.612cm">
          <draw:text-box>
            <text:p text:style-name="P15">synchroniz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Long_20_Dash" draw:display-name="Long Dash" draw:style="rect" draw:dots1="1" draw:dots1-length="400%" draw:distance="300%"/>
    <draw:stroke-dash draw:name="Long_20_Dash_20_Dot_20__28_Rounded_29_" draw:display-name="Long Dash Dot (Rounded)" draw:style="round" draw:dots1="1" draw:dots1-length="301%" draw:dots2="1" draw:dots2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0-19T09:22:53.089110453</meta:creation-date>
    <dc:date>2021-10-19T11:22:24.980494312</dc:date>
    <meta:editing-duration>PT47M19S</meta:editing-duration>
    <meta:editing-cycles>2</meta:editing-cycles>
    <meta:generator>LibreOffice_Vanilla/7.2.0.4$MacOSX_X86_64 LibreOffice_project/9a9c6381e3f7a62afc1329bd359cc48accb6435b</meta:generator>
    <meta:document-statistic meta:object-count="90"/>
  </office:meta>
</office:document-meta>
</file>